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n" fo:country="US"/>
    </style:style>
    <style:style style:name="P2" style:family="paragraph" style:parent-style-name="Standard" style:list-style-name="L2">
      <style:text-properties fo:language="en" fo:country="US"/>
    </style:style>
    <style:style style:name="P3" style:family="paragraph" style:parent-style-name="Standard" style:list-style-name="L3">
      <style:text-properties fo:language="en" fo:country="US"/>
    </style:style>
    <style:style style:name="P4" style:family="paragraph" style:parent-style-name="Standard" style:list-style-name="L4">
      <style:text-properties fo:language="en" fo:country="US"/>
    </style:style>
    <style:style style:name="P5" style:family="paragraph" style:parent-style-name="Standard" style:list-style-name="L5">
      <style:text-properties fo:language="en" fo:country="US"/>
    </style:style>
    <style:style style:name="P6" style:family="paragraph" style:parent-style-name="Standard" style:list-style-name="L6">
      <style:text-properties fo:language="en" fo:country="US"/>
    </style:style>
    <style:style style:name="P7" style:family="paragraph" style:parent-style-name="Standard" style:list-style-name="L7">
      <style:text-properties fo:language="en" fo:country="US"/>
    </style:style>
    <style:style style:name="P8" style:family="paragraph" style:parent-style-name="Standard" style:list-style-name="L8">
      <style:text-properties fo:language="en" fo:country="US"/>
    </style:style>
    <style:style style:name="P9" style:family="paragraph" style:parent-style-name="Standard" style:list-style-name="L9">
      <style:text-properties fo:language="en" fo:country="US"/>
    </style:style>
    <style:style style:name="P10" style:family="paragraph" style:parent-style-name="Standard" style:list-style-name="L11">
      <style:text-properties fo:language="en" fo:country="US"/>
    </style:style>
    <style:style style:name="P11" style:family="paragraph" style:parent-style-name="Standard" style:list-style-name="L17">
      <style:text-properties fo:language="en" fo:country="US"/>
    </style:style>
    <style:style style:name="P12" style:family="paragraph" style:parent-style-name="Standard" style:list-style-name="L18">
      <style:text-properties fo:language="en" fo:country="US"/>
    </style:style>
    <style:style style:name="P13" style:family="paragraph" style:parent-style-name="Standard" style:list-style-name="L3"/>
    <style:style style:name="P14" style:family="paragraph" style:parent-style-name="Standard" style:list-style-name="L6">
      <style:text-properties style:text-line-through-style="solid" fo:language="en" fo:country="US"/>
    </style:style>
    <style:style style:name="P15" style:family="paragraph" style:parent-style-name="Standard" style:list-style-name="L11"/>
    <style:style style:name="P16" style:family="paragraph" style:parent-style-name="Standard" style:list-style-name="L14"/>
    <style:style style:name="P17" style:family="paragraph" style:parent-style-name="Standard" style:list-style-name="L15"/>
    <style:style style:name="P18" style:family="paragraph" style:parent-style-name="Standard" style:list-style-name="L16"/>
    <style:style style:name="P19" style:family="paragraph" style:parent-style-name="Standard" style:list-style-name="L15">
      <style:paragraph-properties>
        <style:tab-stops>
          <style:tab-stop style:position="5.5311in"/>
        </style:tab-stops>
      </style:paragraph-properties>
    </style:style>
    <style:style style:name="P20" style:family="paragraph" style:parent-style-name="Standard" style:list-style-name="L15">
      <style:paragraph-properties>
        <style:tab-stops>
          <style:tab-stop style:position="5.5311in"/>
        </style:tab-stops>
      </style:paragraph-properties>
    </style:style>
    <style:style style:name="P21" style:family="paragraph" style:parent-style-name="Standard" style:list-style-name="L6">
      <style:text-properties style:text-line-through-style="none" fo:language="en" fo:country="US"/>
    </style:style>
    <style:style style:name="T1" style:family="text">
      <style:text-properties style:text-line-through-style="solid" fo:language="en" fo:country="US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1972257614304824" text:style-name="L1">
        <text:list-item>
          <text:p text:style-name="P1">Over View</text:p>
        </text:list-item>
      </text:list>
      <text:list xml:id="list3590485708432822854" text:style-name="L2">
        <text:list-item>
          <text:p text:style-name="P2">Space mechanic robot</text:p>
        </text:list-item>
        <text:list-item>
          <text:p text:style-name="P2">Metroidvaina</text:p>
        </text:list-item>
      </text:list>
      <text:list xml:id="list7309191455108811895" text:style-name="L3">
        <text:list-item>
          <text:p text:style-name="P13"><text:span text:style-name="T2">Name: R-3P</text:span><text:span text:style-name="T1">A</text:span><text:span text:style-name="T2">R</text:span></text:p>
        </text:list-item>
        <text:list-item>
          <text:p text:style-name="P3">4 levels and a save spot/hub and 3 upgrades/3 weapons</text:p>
        </text:list-item>
      </text:list>
      <text:list xml:id="list34624616" text:continue-list="list691972257614304824" text:style-name="L1">
        <text:list-item>
          <text:p text:style-name="P1">Game Mechanics</text:p>
        </text:list-item>
      </text:list>
      <text:list xml:id="list769873095380451606" text:style-name="L4">
        <text:list-item>
          <text:p text:style-name="P4">Overview</text:p>
        </text:list-item>
        <text:list-item>
          <text:p text:style-name="P4">Camera</text:p>
          <text:list>
            <text:list-item>
              <text:p text:style-name="P4">2d Side view</text:p>
            </text:list-item>
          </text:list>
        </text:list-item>
        <text:list-item>
          <text:p text:style-name="P4">In-Game GUI</text:p>
          <text:list>
            <text:list-item>
              <text:p text:style-name="P4">Health bar</text:p>
            </text:list-item>
            <text:list-item>
              <text:p text:style-name="P4">Weapon Type</text:p>
            </text:list-item>
          </text:list>
        </text:list-item>
        <text:list-item>
          <text:p text:style-name="P4">Replaying and saving</text:p>
          <text:list>
            <text:list-item>
              <text:p text:style-name="P4">Save spot/s</text:p>
            </text:list-item>
          </text:list>
        </text:list-item>
        <text:list-item>
          <text:p text:style-name="P4">General movement</text:p>
          <text:list>
            <text:list-item>
              <text:p text:style-name="P4">Walking</text:p>
            </text:list-item>
            <text:list-item>
              <text:p text:style-name="P4">Running</text:p>
            </text:list-item>
            <text:list-item>
              <text:p text:style-name="P4">Jumping</text:p>
            </text:list-item>
          </text:list>
        </text:list-item>
        <text:list-item>
          <text:p text:style-name="P4">Advanced movment</text:p>
          <text:list>
            <text:list-item>
              <text:p text:style-name="P4">Hovering</text:p>
            </text:list-item>
            <text:list-item>
              <text:p text:style-name="P4">Floating</text:p>
            </text:list-item>
            <text:list-item>
              <text:p text:style-name="P4">Power Jump - upgrade</text:p>
            </text:list-item>
          </text:list>
        </text:list-item>
        <text:list-item>
          <text:p text:style-name="P4">Attacing</text:p>
          <text:list>
            <text:list-item>
              <text:p text:style-name="P4">Shooting</text:p>
            </text:list-item>
            <text:list-item>
              <text:p text:style-name="P4">Charge shot</text:p>
            </text:list-item>
            <text:list-item>
              <text:p text:style-name="P4">Second level charge shot</text:p>
            </text:list-item>
            <text:list-item>
              <text:p text:style-name="P4">Flame thrower</text:p>
            </text:list-item>
            <text:list-item>
              <text:p text:style-name="P4">Blunderbus laser shotgun</text:p>
            </text:list-item>
          </text:list>
        </text:list-item>
        <text:list-item>
          <text:p text:style-name="P4">Utilitys/upgrades</text:p>
          <text:list>
            <text:list-item>
              <text:p text:style-name="P4">Holo Decoy</text:p>
            </text:list-item>
            <text:list-item>
              <text:p text:style-name="P4">Torch (cutter)</text:p>
            </text:list-item>
          </text:list>
        </text:list-item>
        <text:list-item>
          <text:p text:style-name="P4">Level mechiancs</text:p>
          <text:list>
            <text:list-item>
              <text:p text:style-name="P4">Spikes/Instadeath pits</text:p>
            </text:list-item>
            <text:list-item>
              <text:p text:style-name="P4">Platforming</text:p>
            </text:list-item>
            <text:list-item>
              <text:p text:style-name="P4">Barracades</text:p>
            </text:list-item>
          </text:list>
        </text:list-item>
        <text:list-item>
          <text:p text:style-name="P4">Interaction with objects</text:p>
          <text:list>
            <text:list-item>
              <text:p text:style-name="P4">Doors</text:p>
            </text:list-item>
            <text:list-item>
              <text:p text:style-name="P4">Save spots</text:p>
            </text:list-item>
            <text:list-item>
              <text:p text:style-name="P4">Barriers</text:p>
            </text:list-item>
          </text:list>
        </text:list-item>
        <text:list-item>
          <text:p text:style-name="P4">Envioment discriptions</text:p>
          <text:list>
            <text:list-item>
              <text:p text:style-name="P4">Mess Hall</text:p>
            </text:list-item>
            <text:list-item>
              <text:p text:style-name="P4">Holodeck</text:p>
            </text:list-item>
            <text:list-item>
              <text:p text:style-name="P4">Engenering</text:p>
            </text:list-item>
            <text:list-item>
              <text:p text:style-name="P4">Lounge/Captains quarters</text:p>
            </text:list-item>
            <text:list-item>
              <text:p text:style-name="P4">Bridge</text:p>
            </text:list-item>
          </text:list>
        </text:list-item>
      </text:list>
      <text:list xml:id="list34624476" text:continue-list="list34624616" text:style-name="L1">
        <text:list-item>
          <text:p text:style-name="P1"><text:soft-page-break/>Artificial Intelligence</text:p>
        </text:list-item>
      </text:list>
      <text:list xml:id="list4300057143784755715" text:style-name="L5">
        <text:list-item>
          <text:p text:style-name="P5">Enemy AI</text:p>
          <text:list>
            <text:list-item>
              <text:p text:style-name="P5">Movment</text:p>
            </text:list-item>
            <text:list-item>
              <text:p text:style-name="P5">Attacks</text:p>
            </text:list-item>
            <text:list-item>
              <text:p text:style-name="P5">Interaction with Envrioment</text:p>
            </text:list-item>
          </text:list>
        </text:list-item>
        <text:list-item>
          <text:p text:style-name="P5">NPC AI</text:p>
          <text:list>
            <text:list-item>
              <text:p text:style-name="P5">Player interaction</text:p>
              <text:list>
                <text:list-item>
                  <text:p text:style-name="P5">Text boxes and menus</text:p>
                </text:list-item>
              </text:list>
            </text:list-item>
          </text:list>
        </text:list-item>
      </text:list>
      <text:list xml:id="list34613698" text:continue-list="list34624476" text:style-name="L1">
        <text:list-item>
          <text:p text:style-name="P1">Game Elements</text:p>
        </text:list-item>
      </text:list>
      <text:list xml:id="list2101342190596710508" text:style-name="L6">
        <text:list-item>
          <text:p text:style-name="P14">Items</text:p>
          <text:list>
            <text:list-item>
              <text:p text:style-name="P21">Health?</text:p>
            </text:list-item>
          </text:list>
        </text:list-item>
        <text:list-item>
          <text:p text:style-name="P6">Charactors</text:p>
          <text:list>
            <text:list-item>
              <text:p text:style-name="P6">Enemies</text:p>
              <text:list>
                <text:list-item>
                  <text:p text:style-name="P6">Mobs</text:p>
                  <text:list>
                    <text:list-item>
                      <text:p text:style-name="P6">Acid Spitting alien</text:p>
                    </text:list-item>
                    <text:list-item>
                      <text:p text:style-name="P6">Wall crawling melee alien</text:p>
                    </text:list-item>
                    <text:list-item>
                      <text:p text:style-name="P6">Turrets</text:p>
                    </text:list-item>
                    <text:list-item>
                      <text:p text:style-name="P6">Sentry Bots</text:p>
                    </text:list-item>
                    <text:list-item>
                      <text:p text:style-name="P6">Holo objects</text:p>
                    </text:list-item>
                  </text:list>
                </text:list-item>
                <text:list-item>
                  <text:p text:style-name="P6">Bosses</text:p>
                  <text:list>
                    <text:list-item>
                      <text:p text:style-name="P6">Dark/Inverse</text:p>
                    </text:list-item>
                    <text:list-item>
                      <text:p text:style-name="P6">Chef Bot</text:p>
                    </text:list-item>
                    <text:list-item>
                      <text:p text:style-name="P6">Queen that absorbs shots</text:p>
                    </text:list-item>
                    <text:list-item>
                      <text:p text:style-name="P6">Camo/Preditor alien</text:p>
                    </text:list-item>
                  </text:list>
                </text:list-item>
              </text:list>
            </text:list-item>
            <text:list-item>
              <text:p text:style-name="P6">Friendlies</text:p>
              <text:list>
                <text:list-item>
                  <text:p text:style-name="P6">Ship AI</text:p>
                </text:list-item>
              </text:list>
            </text:list-item>
          </text:list>
        </text:list-item>
      </text:list>
      <text:list xml:id="list34613219" text:continue-list="list34613698" text:style-name="L1">
        <text:list-item>
          <text:p text:style-name="P1">Story Overview</text:p>
        </text:list-item>
      </text:list>
      <text:list xml:id="list8165169778000299461" text:style-name="L7">
        <text:list-item>
          <text:p text:style-name="P7">Last Fight ends with hole blasted in between the S.S to make S.O.S.</text:p>
        </text:list-item>
      </text:list>
      <text:list xml:id="list34601145" text:continue-list="list34613219" text:style-name="L1">
        <text:list-item>
          <text:p text:style-name="P1">Game Progression</text:p>
        </text:list-item>
      </text:list>
      <text:list xml:id="list3394184815058718293" text:style-name="L8">
        <text:list-item>
          <text:p text:style-name="P8">Power up/Area progrestion </text:p>
          <text:list>
            <text:list-item>
              <text:p text:style-name="P8">Details on each area</text:p>
            </text:list-item>
          </text:list>
        </text:list-item>
      </text:list>
      <text:list xml:id="list601273191254720647" text:style-name="L11">
        <text:list-item>
          <text:list>
            <text:list-item>
              <text:p text:style-name="P10">Bridge</text:p>
            </text:list-item>
            <text:list-item>
              <text:p text:style-name="P15"><text:span text:style-name="T2">Mess Hall</text:span></text:p>
            </text:list-item>
          </text:list>
        </text:list-item>
      </text:list>
      <text:list xml:id="list8337558559026436632" text:style-name="L16">
        <text:list-item>
          <text:list>
            <text:list-item>
              <text:p text:style-name="P18"><text:span text:style-name="T2">Fight Chefbot</text:span></text:p>
            </text:list-item>
          </text:list>
        </text:list-item>
      </text:list>
      <text:list xml:id="list5083797870967279596" text:style-name="L14">
        <text:list-item>
          <text:list>
            <text:list-item>
              <text:p text:style-name="P16"><text:span text:style-name="T2">Get Flame thrower/torch(cutter)</text:span></text:p>
            </text:list-item>
          </text:list>
        </text:list-item>
      </text:list>
      <text:list xml:id="list34604163" text:continue-list="list601273191254720647" text:style-name="L11">
        <text:list-item>
          <text:list>
            <text:list-item>
              <text:p text:style-name="P10">Holodeck</text:p>
            </text:list-item>
          </text:list>
        </text:list-item>
      </text:list>
      <text:list xml:id="list5612132212259852518" text:style-name="L15">
        <text:list-item>
          <text:list>
            <text:list-item>
              <text:p text:style-name="P17"><text:span text:style-name="T2">Open Blockades with torch</text:span></text:p>
            </text:list-item>
            <text:list-item>
              <text:p text:style-name="P19"><text:span text:style-name="T2">Fight Holo Objects</text:span></text:p>
            </text:list-item>
            <text:list-item>
              <text:p text:style-name="P19"><text:span text:style-name="T2">Fight Inverse Self</text:span></text:p>
            </text:list-item>
            <text:list-item>
              <text:p text:style-name="P19"><text:span text:style-name="T2">Get Energypack (Second level charge)</text:span></text:p>
            </text:list-item>
            <text:list-item>
              <text:p text:style-name="P19"><text:span text:style-name="T2">Get Holo Emitter (Holo Decory)</text:span></text:p>
            </text:list-item>
          </text:list>
        </text:list-item>
      </text:list>
      <text:list xml:id="list34604663" text:continue-list="list34604163" text:style-name="L11">
        <text:list-item>
          <text:list>
            <text:list-item>
              <text:p text:style-name="P10">Captian's Quarters</text:p>
            </text:list-item>
          </text:list>
        </text:list-item>
      </text:list>
      <text:list xml:id="list6483813874853924849" text:style-name="L17">
        <text:list-item>
          <text:list>
            <text:list-item>
              <text:p text:style-name="P11">Use Holo Emitter to get into captians quarters</text:p>
            </text:list-item>
            <text:list-item>
              <text:p text:style-name="P11">Fight Preditor</text:p>
            </text:list-item>
            <text:list-item>
              <text:p text:style-name="P11">Get Laser Bluderbuss</text:p>
            </text:list-item>
            <text:list-item>
              <text:p text:style-name="P11">Get Access Codes</text:p>
            </text:list-item>
            <text:list-item>
              <text:p text:style-name="P11"><text:soft-page-break/>Use codes at bridge to get double jump</text:p>
            </text:list-item>
          </text:list>
        </text:list-item>
      </text:list>
      <text:list xml:id="list34598935" text:continue-list="list34604663" text:style-name="L11">
        <text:list-item>
          <text:list>
            <text:list-item>
              <text:p text:style-name="P10">Enginering</text:p>
            </text:list-item>
          </text:list>
        </text:list-item>
      </text:list>
      <text:list xml:id="list7098257036001086897" text:style-name="L18">
        <text:list-item>
          <text:list>
            <text:list-item>
              <text:p text:style-name="P12">Use double jump to get into Engeneiring</text:p>
            </text:list-item>
            <text:list-item>
              <text:p text:style-name="P12">Fight Queen by blowing up crates to open up the wall and blast into space.</text:p>
            </text:list-item>
          </text:list>
        </text:list-item>
      </text:list>
      <text:list xml:id="list34604660" text:continue-list="list34601145" text:style-name="L1">
        <text:list-item>
          <text:p text:style-name="P1">Bibliography</text:p>
        </text:list-item>
      </text:list>
      <text:list xml:id="list364685721853716631" text:style-name="L9">
        <text:list-item>
          <text:p text:style-name="P9">Refrences/Insperaitional</text:p>
          <text:list>
            <text:list-item>
              <text:p text:style-name="P9">Megaman</text:p>
            </text:list-item>
            <text:list-item>
              <text:p text:style-name="P9">Metroid</text:p>
            </text:list-item>
            <text:list-item>
              <text:p text:style-name="P9">Startrek</text:p>
            </text:list-item>
            <text:list-item>
              <text:p text:style-name="P9">Predito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55:56.67</meta:creation-date>
    <dc:date>2015-03-05T14:44:42.21</dc:date>
    <meta:editing-duration>PT1H3M54S</meta:editing-duration>
    <meta:editing-cycles>16</meta:editing-cycles>
    <meta:generator>OpenOffice/4.1.1$Win32 OpenOffice.org_project/411m6$Build-9775</meta:generator>
    <meta:document-statistic meta:table-count="0" meta:image-count="0" meta:object-count="0" meta:page-count="3" meta:paragraph-count="101" meta:word-count="347" meta:character-count="1724"/>
  </office:meta>
</office:document-meta>
</file>